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icture"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P5" style:family="paragraph" style:parent-style-name="Table_20_Contents">
      <style:text-properties fo:color="#464453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4" text:outline-level="1">Story flowchart</text:h>
      <text:p text:style-name="P3"><draw:frame draw:style-name="fr1" draw:name="Frame1" text:anchor-type="paragraph" svg:width="18.18cm" draw:z-index="0"><draw:text-box fo:min-height="23.95cm"><text:p text:style-name="P1"><draw:frame draw:style-name="fr3" draw:name="Image1" text:anchor-type="as-char" svg:width="19.001cm" style:rel-width="100%" svg:height="26.12cm" style:rel-height="scale" draw:z-index="1"><draw:image xlink:href="../Story%20FlowChart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The legend for the story flowchart it’s the same we have used for the world diagram</text:p></draw:text-box></draw:frame></text:p>
      <text:p text:style-name="P2"><draw:frame draw:style-name="fr2" draw:name="Frame2" text:anchor-type="paragraph" svg:x="0.365cm" svg:y="0.711cm" svg:width="18.272cm" draw:z-index="2"><draw:text-box fo:min-height="25.534cm"><text:p text:style-name="Picture"><draw:frame draw:style-name="fr4" draw:name="immagini1" text:anchor-type="as-char" svg:width="18.272cm" style:rel-width="100%" svg:height="25.534cm" style:rel-height="scale" draw:z-index="3"><draw:image xlink:href="../Three%20Lines%20Story%20FlowChart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The legend for the story flowchart it’s the same we have used for the world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tory flowchart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ory flowchart</dc:title>
    <dc:date>2018-11-27T17:12:54.345000000</dc:date>
    <meta:editing-duration>PT11M16S</meta:editing-duration>
    <meta:editing-cycles>13</meta:editing-cycles>
    <meta:generator>LibreOffice/6.1.2.1$Windows_X86_64 LibreOffice_project/65905a128db06ba48db947242809d14d3f9a93fe</meta:generator>
    <dc:creator>Michele Maione</dc:creator>
    <meta:document-statistic meta:table-count="1" meta:image-count="2" meta:object-count="0" meta:page-count="2" meta:paragraph-count="5" meta:word-count="43" meta:character-count="222" meta:non-whitespace-character-count="185"/>
    <meta:template xlink:type="simple" xlink:actuate="onRequest" xlink:title="" xlink:href="../MasterGameDesignDocument.odm" meta:date="2018-11-27T17:00:16.309000000"/>
  </office:meta>
</office:document-meta>
</file>